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2439cc" officeooo:paragraph-rsid="002af0d5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1939d9" officeooo:paragraph-rsid="002af0d5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Liberation Serif" fo:language="en" fo:country="US" fo:font-weight="bold" officeooo:rsid="00194c41" officeooo:paragraph-rsid="002af0d5" style:font-weight-asian="bold" style:font-weight-complex="bold"/>
    </style:style>
    <style:style style:name="P4" style:family="paragraph" style:parent-style-name="Standard">
      <style:text-properties style:font-name="Liberation Serif" fo:language="en" fo:country="US" officeooo:rsid="00194c41" officeooo:paragraph-rsid="002af0d5"/>
    </style:style>
    <style:style style:name="P5" style:family="paragraph" style:parent-style-name="Standard">
      <style:text-properties style:font-name="Liberation Serif" fo:language="en" fo:country="US" officeooo:rsid="00194c41" officeooo:paragraph-rsid="0036796d"/>
    </style:style>
    <style:style style:name="P6" style:family="paragraph" style:parent-style-name="Standard">
      <style:paragraph-properties fo:text-align="start" style:justify-single-word="false"/>
      <style:text-properties style:font-name="Liberation Serif" fo:language="en" fo:country="US" officeooo:rsid="00194c41" officeooo:paragraph-rsid="002c0cb7"/>
    </style:style>
    <style:style style:name="P7" style:family="paragraph" style:parent-style-name="Standard">
      <style:text-properties style:font-name="Liberation Serif" fo:language="en" fo:country="US" officeooo:rsid="00194c41" officeooo:paragraph-rsid="0039059f"/>
    </style:style>
    <style:style style:name="P8" style:family="paragraph" style:parent-style-name="Standard">
      <style:text-properties style:font-name="Liberation Serif" fo:language="en" fo:country="US" officeooo:rsid="00194c41" officeooo:paragraph-rsid="00396a8f"/>
    </style:style>
    <style:style style:name="P9" style:family="paragraph" style:parent-style-name="Standard">
      <style:text-properties style:font-name="Liberation Serif" fo:language="en" fo:country="US" officeooo:rsid="00194c41" officeooo:paragraph-rsid="003cc99d"/>
    </style:style>
    <style:style style:name="P10" style:family="paragraph" style:parent-style-name="Standard">
      <style:text-properties style:font-name="Liberation Serif" fo:language="en" fo:country="US" officeooo:rsid="00194c41" officeooo:paragraph-rsid="003e52aa"/>
    </style:style>
    <style:style style:name="P11" style:family="paragraph" style:parent-style-name="Standard">
      <style:paragraph-properties fo:text-align="start" style:justify-single-word="false"/>
      <style:text-properties style:font-name="Liberation Serif" fo:language="en" fo:country="US" officeooo:rsid="002c0cb7" officeooo:paragraph-rsid="002c0cb7"/>
    </style:style>
    <style:style style:name="P12" style:family="paragraph" style:parent-style-name="Standard">
      <style:text-properties style:font-name="Liberation Serif" fo:language="en" fo:country="US" officeooo:rsid="00194c41" officeooo:paragraph-rsid="002af0d5"/>
    </style:style>
    <style:style style:name="P13" style:family="paragraph" style:parent-style-name="Standard">
      <style:text-properties style:font-name="Liberation Serif" fo:language="en" fo:country="US" officeooo:rsid="00194c41" officeooo:paragraph-rsid="0036796d"/>
    </style:style>
    <style:style style:name="P14" style:family="paragraph" style:parent-style-name="Standard">
      <style:text-properties style:font-name="Liberation Serif" fo:language="en" fo:country="US" officeooo:rsid="00194c41" officeooo:paragraph-rsid="00396a8f"/>
    </style:style>
    <style:style style:name="P15" style:family="paragraph" style:parent-style-name="Standard">
      <style:text-properties style:font-name="Liberation Serif" fo:language="en" fo:country="US" officeooo:rsid="00194c41" officeooo:paragraph-rsid="003cc99d"/>
    </style:style>
    <style:style style:name="P16" style:family="paragraph" style:parent-style-name="Standard">
      <style:text-properties style:font-name="Liberation Serif" fo:language="en" fo:country="US" officeooo:rsid="00194c41" officeooo:paragraph-rsid="003e52aa"/>
    </style:style>
    <style:style style:name="P17" style:family="paragraph" style:parent-style-name="Standard">
      <style:text-properties style:font-name="Liberation Serif" fo:language="en" fo:country="US" style:text-underline-style="none" fo:font-weight="normal" officeooo:rsid="0040ab44" officeooo:paragraph-rsid="002af0d5" style:font-weight-asian="normal" style:font-weight-complex="normal"/>
    </style:style>
    <style:style style:name="P18" style:family="paragraph" style:parent-style-name="Standard">
      <style:paragraph-properties fo:break-before="column"/>
      <style:text-properties style:font-name="Liberation Serif" fo:language="en" fo:country="US" officeooo:rsid="00194c41" officeooo:paragraph-rsid="002af0d5"/>
    </style:style>
    <style:style style:name="P19" style:family="paragraph" style:parent-style-name="Standard">
      <style:paragraph-properties fo:break-before="column"/>
      <style:text-properties style:font-name="Liberation Serif" fo:language="en" fo:country="US" officeooo:rsid="00194c41" officeooo:paragraph-rsid="0036796d"/>
    </style:style>
    <style:style style:name="P20" style:family="paragraph" style:parent-style-name="Standard">
      <style:paragraph-properties fo:break-before="column"/>
      <style:text-properties style:font-name="Liberation Serif" fo:language="en" fo:country="US" officeooo:rsid="00194c41" officeooo:paragraph-rsid="00396a8f"/>
    </style:style>
    <style:style style:name="P21" style:family="paragraph" style:parent-style-name="Standard">
      <style:paragraph-properties fo:break-before="column"/>
      <style:text-properties style:font-name="Liberation Serif" fo:language="en" fo:country="US" officeooo:rsid="00194c41" officeooo:paragraph-rsid="003cc99d"/>
    </style:style>
    <style:style style:name="P22" style:family="paragraph" style:parent-style-name="Standard">
      <style:paragraph-properties fo:break-before="column"/>
      <style:text-properties style:font-name="Liberation Serif" fo:language="en" fo:country="US" officeooo:rsid="00194c41" officeooo:paragraph-rsid="003e52aa"/>
    </style:style>
    <style:style style:name="T1" style:family="text">
      <style:text-properties officeooo:rsid="00275a3e"/>
    </style:style>
    <style:style style:name="T2" style:family="text">
      <style:text-properties officeooo:rsid="002a41cc"/>
    </style:style>
    <style:style style:name="T3" style:family="text">
      <style:text-properties officeooo:rsid="002af0d5"/>
    </style:style>
    <style:style style:name="T4" style:family="text">
      <style:text-properties officeooo:rsid="002c0cb7"/>
    </style:style>
    <style:style style:name="T5" style:family="text">
      <style:text-properties officeooo:rsid="0031146c"/>
    </style:style>
    <style:style style:name="T6" style:family="text">
      <style:text-properties officeooo:rsid="0033b50c"/>
    </style:style>
    <style:style style:name="T7" style:family="text">
      <style:text-properties officeooo:rsid="00348588"/>
    </style:style>
    <style:style style:name="T8" style:family="text">
      <style:text-properties officeooo:rsid="0036796d"/>
    </style:style>
    <style:style style:name="T9" style:family="text">
      <style:text-properties officeooo:rsid="001d99a5" style:font-name-asian="Liberation Mono" style:font-name-complex="Liberation Mono"/>
    </style:style>
    <style:style style:name="T10" style:family="text">
      <style:text-properties officeooo:rsid="0036796d" style:font-name-asian="Liberation Mono" style:font-name-complex="Liberation Mono"/>
    </style:style>
    <style:style style:name="T11" style:family="text">
      <style:text-properties officeooo:rsid="0039059f" style:font-name-asian="Liberation Mono" style:font-name-complex="Liberation Mono"/>
    </style:style>
    <style:style style:name="T12" style:family="text">
      <style:text-properties officeooo:rsid="00396a8f" style:font-name-asian="Liberation Mono" style:font-name-complex="Liberation Mono"/>
    </style:style>
    <style:style style:name="T13" style:family="text">
      <style:text-properties officeooo:rsid="003cc99d" style:font-name-asian="Liberation Mono" style:font-name-complex="Liberation Mono"/>
    </style:style>
    <style:style style:name="T14" style:family="text">
      <style:text-properties officeooo:rsid="003e52aa" style:font-name-asian="Liberation Mono" style:font-name-complex="Liberation Mono"/>
    </style:style>
    <style:style style:name="T15" style:family="text">
      <style:text-properties officeooo:rsid="003fb402" style:font-name-asian="Liberation Mono" style:font-name-complex="Liberation Mono"/>
    </style:style>
    <style:style style:name="T16" style:family="text">
      <style:text-properties officeooo:rsid="0039059f"/>
    </style:style>
    <style:style style:name="T17" style:family="text">
      <style:text-properties officeooo:rsid="00396a8f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mières conversions<text:span text:style-name="T7">, correction</text:span></text:p>
      <text:p text:style-name="P2"/>
      <text:p text:style-name="P3">Convertir de binaire à décimal les nombres suivants<text:span text:style-name="T1"> :</text:span></text:p>
      <text:p text:style-name="P4"/>
      <text:section text:style-name="Sect1" text:name="Section1">
        <text:p text:style-name="P4">♦ 1010<text:span text:style-name="T5"> → 10</text:span></text:p>
        <text:p text:style-name="P4">♦ 111<text:span text:style-name="T5"> → 7</text:span></text:p>
        <text:p text:style-name="P18">♦ 1100 0101<text:span text:style-name="T5"> → 197</text:span></text:p>
        <text:p text:style-name="P4">♦ 1111 1000<text:span text:style-name="T5"> → 248 (soustraction)</text:span></text:p>
      </text:section>
      <text:p text:style-name="P4"/>
      <text:p text:style-name="P3">Convertir d’hexadécimal à décimal les nombres suivants<text:span text:style-name="T1"> :</text:span></text:p>
      <text:p text:style-name="P4"/>
      <text:section text:style-name="Sect1" text:name="Section2">
        <text:p text:style-name="P4">♦ 26<text:span text:style-name="T6"> → 38</text:span></text:p>
        <text:p text:style-name="P4">♦ A1<text:span text:style-name="T6"> → 161</text:span></text:p>
        <text:p text:style-name="P18">♦ 7D<text:span text:style-name="T6"> → 125</text:span></text:p>
        <text:p text:style-name="P4">♦ 2BC<text:span text:style-name="T6"> → 700</text:span></text:p>
      </text:section>
      <text:p text:style-name="P4"/>
      <text:p text:style-name="P3">Convertir de décimal à binaire les nombres suivants<text:span text:style-name="T1"> :</text:span></text:p>
      <text:p text:style-name="P4"/>
      <text:section text:style-name="Sect1" text:name="Section3">
        <text:p text:style-name="P5">♦ 9<text:span text:style-name="T8"> </text:span><text:span text:style-name="T9">→</text:span><text:span text:style-name="T10"> 1001</text:span></text:p>
        <text:p text:style-name="P5">♦ 12<text:span text:style-name="T8"> </text:span><text:span text:style-name="T10">→ 1100</text:span></text:p>
        <text:p text:style-name="P19">♦ 50<text:span text:style-name="T8"> </text:span><text:span text:style-name="T10">→ 11 0010</text:span></text:p>
        <text:p text:style-name="P5">♦ 1000<text:span text:style-name="T8"> </text:span><text:span text:style-name="T10">→ 11 1110 1000</text:span></text:p>
      </text:section>
      <text:p text:style-name="P3"/>
      <text:p text:style-name="P3">Convertir de décimal à hexadécimal les nombres suivants<text:span text:style-name="T1"> :</text:span></text:p>
      <text:p text:style-name="P4"/>
      <text:section text:style-name="Sect1" text:name="Section4">
        <text:p text:style-name="P8">♦ 12<text:span text:style-name="T17"> </text:span><text:span text:style-name="T10">→ </text:span><text:span text:style-name="T12">C</text:span></text:p>
        <text:p text:style-name="P8">♦ 30<text:span text:style-name="T8"> </text:span><text:span text:style-name="T10">→ </text:span><text:span text:style-name="T12">1E</text:span></text:p>
        <text:p text:style-name="P20">♦ 500<text:span text:style-name="T8"> </text:span><text:span text:style-name="T10">→ </text:span><text:span text:style-name="T12">1F4</text:span></text:p>
        <text:p text:style-name="P8">♦ 10000<text:span text:style-name="T8"> </text:span><text:span text:style-name="T10">→ </text:span><text:span text:style-name="T12">2710</text:span></text:p>
      </text:section>
      <text:p text:style-name="P4"/>
      <text:p text:style-name="P3">Convertir de binaire à hexadécimal les nombres suivants<text:span text:style-name="T1"> :</text:span></text:p>
      <text:p text:style-name="P4"/>
      <text:section text:style-name="Sect1" text:name="Section5">
        <text:p text:style-name="P9">♦ 1010<text:span text:style-name="T8"> </text:span><text:span text:style-name="T10">→ </text:span><text:span text:style-name="T13">A</text:span></text:p>
        <text:p text:style-name="P9">♦ 111<text:span text:style-name="T8"> </text:span><text:span text:style-name="T10">→ </text:span><text:span text:style-name="T13">7</text:span></text:p>
        <text:p text:style-name="P21">♦ 1100 0101<text:span text:style-name="T8"> </text:span><text:span text:style-name="T10">→ </text:span><text:span text:style-name="T13">C5</text:span></text:p>
        <text:p text:style-name="P9">♦ 1111 1000<text:span text:style-name="T8"> </text:span><text:span text:style-name="T10">→ </text:span><text:span text:style-name="T13">F8</text:span></text:p>
      </text:section>
      <text:p text:style-name="P4"/>
      <text:p text:style-name="P3">Convertir de hexadécimal à binaire les nombres suivants<text:span text:style-name="T2"> :</text:span></text:p>
      <text:p text:style-name="P4"/>
      <text:section text:style-name="Sect1" text:name="Section7">
        <text:p text:style-name="P7">♦ 26<text:span text:style-name="T16"> </text:span><text:span text:style-name="T10">→</text:span><text:span text:style-name="T11"> 10 0110</text:span></text:p>
        <text:p text:style-name="P10">♦ A1<text:span text:style-name="T8"> </text:span><text:span text:style-name="T10">→ </text:span><text:span text:style-name="T14">1010 0001</text:span></text:p>
        <text:p text:style-name="P22">♦ B7D<text:span text:style-name="T8"> </text:span><text:span text:style-name="T10">→ </text:span><text:span text:style-name="T15">1011 0111 1101</text:span></text:p>
        <text:p text:style-name="P10">♦ A2BC<text:span text:style-name="T8"> </text:span><text:span text:style-name="T10">→ </text:span><text:span text:style-name="T14">1010 0010 1011 1100</text:span></text:p>
      </text:section>
      <text:p text:style-name="P4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0.80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1T17:41:14.432000000</meta:creation-date>
    <dc:date>2024-10-31T09:03:37.230084633</dc:date>
    <meta:editing-duration>PT4H16M54S</meta:editing-duration>
    <meta:editing-cycles>41</meta:editing-cycles>
    <meta:generator>LibreOffice/6.0.7.3$Linux_X86_64 LibreOffice_project/00m0$Build-3</meta:generator>
    <dc:creator>Christophe Gragnic</dc:creator>
    <meta:document-statistic meta:table-count="0" meta:image-count="0" meta:object-count="0" meta:page-count="1" meta:paragraph-count="31" meta:word-count="167" meta:character-count="704" meta:non-whitespace-character-count="568"/>
  </office:meta>
</office:document-meta>
</file>